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462cm" fo:min-width="2.004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873cm" fo:min-width="7.696cm"/>
    </style:style>
    <style:style style:name="gr3" style:family="graphic" style:parent-style-name="standard">
      <style:graphic-properties draw:stroke="none" svg:stroke-color="#000000" draw:fill="none" draw:fill-color="#ffffff" fo:min-height="0.894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6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389cm" fo:min-width="2.004cm"/>
    </style:style>
    <style:style style:name="gr8" style:family="graphic" style:parent-style-name="standard">
      <style:graphic-properties draw:stroke="none" svg:stroke-color="#000000" draw:fill="none" draw:fill-color="#ffffff" fo:min-height="0.381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95cm"/>
      <style:paragraph-properties style:writing-mode="lr-tb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98cm" fo:min-width="1.595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6" style:family="paragraph">
      <style:text-properties fo:font-size="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6pt" style:font-size-complex="6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6pt" style:font-size-complex="6pt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04cm" svg:height="0.712cm" svg:x="7.17cm" svg:y="3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8.196cm" svg:height="1.123cm" svg:x="1.409cm" svg:y="1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8.325cm" svg:height="1.144cm" svg:x="1.28cm" svg:y="1.982cm">
          <draw:text-box>
            <text:p text:style-name="P2"><text:span text:style-name="T1">make_account := <text:s text:c="19"/>acc:= <text:s text:c="3"/></text:span></text:p>
          </draw:text-box>
        </draw:frame>
        <draw:line draw:style-name="gr4" draw:text-style-name="P4" draw:layer="layout" svg:x1="2.881cm" svg:y1="1.92cm" svg:x2="2.881cm" svg:y2="1.1cm">
          <text:p/>
        </draw:line>
        <draw:custom-shape draw:style-name="gr5" draw:text-style-name="P1" draw:layer="layout" svg:width="0.409cm" svg:height="0.409cm" svg:x="2.229cm" svg:y="3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1" draw:id="id1" draw:layer="layout" svg:width="0.409cm" svg:height="0.409cm" svg:x="2.639cm" svg:y="3.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4" draw:layer="layout" svg:x1="2.425cm" svg:y1="4.036cm" svg:x2="2.425cm" svg:y2="5.069cm">
          <text:p/>
        </draw:line>
        <draw:custom-shape draw:style-name="gr7" draw:text-style-name="P1" draw:layer="layout" svg:width="2.504cm" svg:height="1.639cm" svg:x="7.147cm" svg:y="5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5" draw:layer="layout" svg:width="1.229cm" svg:height="0.631cm" svg:x="6.327cm" svg:y="5.925cm">
          <draw:text-box>
            <text:p><text:span text:style-name="T2">E2</text:span></text:p>
          </draw:text-box>
        </draw:frame>
        <draw:line draw:style-name="gr9" draw:text-style-name="P4" draw:layer="layout" svg:x1="2.835cm" svg:y1="3.019cm" svg:x2="2.835cm" svg:y2="3.889cm">
          <text:p/>
        </draw:line>
        <draw:connector draw:style-name="gr10" draw:text-style-name="P4" draw:layer="layout" svg:x1="3.048cm" svg:y1="4.045cm" svg:x2="5.507cm" svg:y2="3.019cm" draw:start-shape="id1" draw:start-glue-point="10" draw:end-shape="id2" svg:d="M3048 4045h2459v-1026" svg:viewBox="0 0 2460 1027">
          <text:p/>
        </draw:connector>
        <draw:frame draw:style-name="gr11" draw:text-style-name="P5" draw:layer="layout" svg:width="4.507cm" svg:height="1.246cm" svg:x="1cm" svg:y="5.069cm">
          <draw:text-box>
            <text:p><text:span text:style-name="T2">Parameters: balance</text:span></text:p>
            <text:p><text:span text:style-name="T2">Body: ...</text:span></text:p>
          </draw:text-box>
        </draw:frame>
        <draw:frame draw:style-name="gr12" draw:text-style-name="P5" draw:layer="layout" svg:width="1.229cm" svg:height="0.632cm" svg:x="6.327cm" svg:y="3.876cm">
          <draw:text-box>
            <text:p><text:span text:style-name="T2">E1</text:span></text:p>
          </draw:text-box>
        </draw:frame>
        <draw:line draw:style-name="gr4" draw:text-style-name="P4" draw:layer="layout" svg:x1="8.224cm" svg:y1="3.839cm" svg:x2="8.224cm" svg:y2="3.019cm">
          <text:p/>
        </draw:line>
        <draw:frame draw:style-name="gr12" draw:text-style-name="P7" draw:layer="layout" svg:width="2.459cm" svg:height="0.632cm" svg:x="7.321cm" svg:y="3.876cm">
          <draw:text-box>
            <text:p text:style-name="P6"><text:span text:style-name="T3">Balance: 50</text:span></text:p>
          </draw:text-box>
        </draw:frame>
        <draw:frame draw:style-name="gr13" draw:text-style-name="P7" draw:layer="layout" svg:width="2.458cm" svg:height="1.245cm" svg:x="7.147cm" svg:y="5.538cm">
          <draw:text-box>
            <text:p text:style-name="P6"><text:span text:style-name="T3">withdraw :=</text:span></text:p>
            <text:p text:style-name="P6"><text:span text:style-name="T3">deposit :=</text:span></text:p>
            <text:p text:style-name="P6"><text:span text:style-name="T3">dispatch :=</text:span></text:p>
          </draw:text-box>
        </draw:frame>
        <draw:line draw:style-name="gr4" draw:text-style-name="P4" draw:layer="layout" svg:x1="8.224cm" svg:y1="5.35cm" svg:x2="8.224cm" svg:y2="4.53cm">
          <text:p/>
        </draw:line>
        <draw:line draw:style-name="gr4" draw:text-style-name="P4" draw:layer="layout" svg:x1="5.918cm" svg:y1="7.937cm" svg:x2="7.147cm" svg:y2="7.117cm">
          <text:p/>
        </draw:line>
        <draw:custom-shape draw:style-name="gr14" draw:text-style-name="P1" draw:layer="layout" svg:width="2.095cm" svg:height="1.23cm" svg:x="4.232cm" svg:y="7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095cm" svg:height="1.23cm" svg:x="6.737cm" svg:y="8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095cm" svg:height="1.23cm" svg:x="9.56cm" svg:y="8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2.095cm" svg:height="1.23cm" svg:x="10.999cm" svg:y="6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7.557cm" svg:y1="8.756cm" svg:x2="7.966cm" svg:y2="7.117cm">
          <text:p/>
        </draw:line>
        <draw:line draw:style-name="gr4" draw:text-style-name="P4" draw:layer="layout" svg:x1="10.425cm" svg:y1="8.347cm" svg:x2="8.786cm" svg:y2="7.117cm">
          <text:p/>
        </draw:line>
        <draw:line draw:style-name="gr4" draw:text-style-name="P4" draw:layer="layout" svg:x1="10.984cm" svg:y1="7.248cm" svg:x2="9.884cm" svg:y2="6.708cm">
          <text:p/>
        </draw:line>
        <draw:line draw:style-name="gr4" draw:text-style-name="P4" draw:layer="layout" svg:x1="10.426cm" svg:y1="8.349cm" svg:x2="8.787cm" svg:y2="7.119cm">
          <text:p/>
        </draw:line>
        <draw:frame draw:style-name="gr8" draw:text-style-name="P7" draw:layer="layout" svg:width="2.459cm" svg:height="0.631cm" svg:x="4.126cm" svg:y="9.138cm">
          <draw:text-box>
            <text:p text:style-name="P6"><text:span text:style-name="T3">Call dispatch</text:span></text:p>
          </draw:text-box>
        </draw:frame>
        <draw:frame draw:style-name="gr8" draw:text-style-name="P7" draw:layer="layout" svg:width="2.459cm" svg:height="0.631cm" svg:x="6.608cm" svg:y="9.894cm">
          <draw:text-box>
            <text:p text:style-name="P6"><text:span text:style-name="T3">Call deposit</text:span></text:p>
          </draw:text-box>
        </draw:frame>
        <draw:frame draw:style-name="gr8" draw:text-style-name="P7" draw:layer="layout" svg:width="2.459cm" svg:height="0.631cm" svg:x="9.476cm" svg:y="9.547cm">
          <draw:text-box>
            <text:p text:style-name="P6"><text:span text:style-name="T3">Call dispatch</text:span></text:p>
          </draw:text-box>
        </draw:frame>
        <draw:frame draw:style-name="gr8" draw:text-style-name="P7" draw:layer="layout" svg:width="2.458cm" svg:height="0.631cm" svg:x="10.965cm" svg:y="6.169cm">
          <draw:text-box>
            <text:p text:style-name="P6"><text:span text:style-name="T3">Call withdraw</text:span></text:p>
          </draw:text-box>
        </draw:frame>
        <draw:frame draw:style-name="gr8" draw:text-style-name="P7" draw:layer="layout" svg:width="2.459cm" svg:height="0.631cm" svg:x="4.278cm" svg:y="8.126cm">
          <draw:text-box>
            <text:p text:style-name="P6"><text:span text:style-name="T3">m: deposit</text:span></text:p>
          </draw:text-box>
        </draw:frame>
        <draw:frame draw:style-name="gr8" draw:text-style-name="P7" draw:layer="layout" svg:width="2.459cm" svg:height="0.631cm" svg:x="6.737cm" svg:y="8.945cm">
          <draw:text-box>
            <text:p text:style-name="P6"><text:span text:style-name="T3">amount:40</text:span></text:p>
          </draw:text-box>
        </draw:frame>
        <draw:frame draw:style-name="gr8" draw:text-style-name="P7" draw:layer="layout" svg:width="2.459cm" svg:height="0.631cm" svg:x="9.605cm" svg:y="8.665cm">
          <draw:text-box>
            <text:p text:style-name="P6"><text:span text:style-name="T3">m: withdraw</text:span></text:p>
          </draw:text-box>
        </draw:frame>
        <draw:frame draw:style-name="gr8" draw:text-style-name="P7" draw:layer="layout" svg:width="2.458cm" svg:height="0.631cm" svg:x="11.094cm" svg:y="7.026cm">
          <draw:text-box>
            <text:p text:style-name="P6"><text:span text:style-name="T3">amount:60</text:span></text:p>
          </draw:text-box>
        </draw:frame>
        <draw:frame draw:style-name="gr8" draw:text-style-name="P8" draw:layer="layout" svg:width="1.229cm" svg:height="0.645cm" svg:x="3.33cm" svg:y="8.255cm">
          <draw:text-box>
            <text:p text:style-name="P2"><text:span text:style-name="T3">E3</text:span></text:p>
          </draw:text-box>
        </draw:frame>
        <draw:frame draw:style-name="gr8" draw:text-style-name="P8" draw:layer="layout" svg:width="1.229cm" svg:height="0.645cm" svg:x="7.557cm" svg:y="8.255cm">
          <draw:text-box>
            <text:p text:style-name="P2"><text:span text:style-name="T3">E4</text:span></text:p>
          </draw:text-box>
        </draw:frame>
        <draw:frame draw:style-name="gr8" draw:text-style-name="P8" draw:layer="layout" svg:width="1.229cm" svg:height="0.645cm" svg:x="11.526cm" svg:y="8.757cm">
          <draw:text-box>
            <text:p text:style-name="P2"><text:span text:style-name="T3">E5</text:span></text:p>
          </draw:text-box>
        </draw:frame>
        <draw:frame draw:style-name="gr8" draw:text-style-name="P8" draw:layer="layout" svg:width="1.229cm" svg:height="0.645cm" svg:x="12.985cm" svg:y="7.026cm">
          <draw:text-box>
            <text:p text:style-name="P2"><text:span text:style-name="T3">E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01-07T16:32:10.373004595</dc:date>
    <meta:editing-duration>PT33M46S</meta:editing-duration>
    <meta:editing-cycles>9</meta:editing-cycles>
    <meta:generator>LibreOffice/7.0.4.2$Linux_X86_64 LibreOffice_project/00$Build-2</meta:generator>
    <meta:document-statistic meta:object-count="38"/>
  </office:meta>
</office:document-meta>
</file>